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5d1" officeooo:paragraph-rsid="0015f5d1"/>
    </style:style>
    <style:style style:name="P2" style:family="paragraph" style:parent-style-name="Standard">
      <style:text-properties officeooo:rsid="0016023c" officeooo:paragraph-rsid="0016023c"/>
    </style:style>
    <style:style style:name="P3" style:family="paragraph" style:parent-style-name="Standard">
      <style:text-properties officeooo:rsid="0016023c" officeooo:paragraph-rsid="001707c1"/>
    </style:style>
    <style:style style:name="P4" style:family="paragraph" style:parent-style-name="Standard">
      <style:text-properties officeooo:paragraph-rsid="0016023c"/>
    </style:style>
    <style:style style:name="P5" style:family="paragraph" style:parent-style-name="Standard">
      <style:text-properties officeooo:rsid="001707c1" officeooo:paragraph-rsid="001707c1"/>
    </style:style>
    <style:style style:name="P6" style:family="paragraph" style:parent-style-name="Standard">
      <style:text-properties officeooo:rsid="001707c1" officeooo:paragraph-rsid="0017b3ae"/>
    </style:style>
    <style:style style:name="P7" style:family="paragraph" style:parent-style-name="Standard">
      <style:text-properties officeooo:rsid="001707c1" officeooo:paragraph-rsid="001a5e87"/>
    </style:style>
    <style:style style:name="P8" style:family="paragraph" style:parent-style-name="Standard">
      <style:text-properties officeooo:rsid="001707c1" officeooo:paragraph-rsid="001b0df8"/>
    </style:style>
    <style:style style:name="P9" style:family="paragraph" style:parent-style-name="Standard">
      <style:text-properties officeooo:paragraph-rsid="001707c1"/>
    </style:style>
    <style:style style:name="P10" style:family="paragraph" style:parent-style-name="Standard">
      <style:text-properties officeooo:rsid="0017b3ae" officeooo:paragraph-rsid="0017b3ae"/>
    </style:style>
    <style:style style:name="P11" style:family="paragraph" style:parent-style-name="Standard">
      <style:text-properties officeooo:rsid="0017b3ae" officeooo:paragraph-rsid="001a5e87"/>
    </style:style>
    <style:style style:name="P12" style:family="paragraph" style:parent-style-name="Standard">
      <style:text-properties officeooo:rsid="0017b3ae" officeooo:paragraph-rsid="001a82a3"/>
    </style:style>
    <style:style style:name="P13" style:family="paragraph" style:parent-style-name="Standard">
      <style:text-properties officeooo:rsid="0017b3ae" officeooo:paragraph-rsid="001c9b9c"/>
    </style:style>
    <style:style style:name="P14" style:family="paragraph" style:parent-style-name="Standard">
      <style:text-properties officeooo:rsid="00190f7c" officeooo:paragraph-rsid="00190f7c"/>
    </style:style>
    <style:style style:name="P15" style:family="paragraph" style:parent-style-name="Standard">
      <style:text-properties officeooo:paragraph-rsid="001a5e87"/>
    </style:style>
    <style:style style:name="P16" style:family="paragraph" style:parent-style-name="Standard">
      <style:text-properties officeooo:rsid="001a5e87" officeooo:paragraph-rsid="001a5e87"/>
    </style:style>
    <style:style style:name="P17" style:family="paragraph" style:parent-style-name="Standard">
      <style:text-properties officeooo:rsid="001a82a3" officeooo:paragraph-rsid="001a82a3"/>
    </style:style>
    <style:style style:name="P18" style:family="paragraph" style:parent-style-name="Standard">
      <style:text-properties fo:font-weight="bold" officeooo:rsid="001a82a3" officeooo:paragraph-rsid="001a82a3" fo:background-color="#dddddd" style:font-weight-asian="bold" style:font-weight-complex="bold"/>
    </style:style>
    <style:style style:name="P19" style:family="paragraph" style:parent-style-name="Standard">
      <style:text-properties officeooo:rsid="001b0df8" officeooo:paragraph-rsid="001b0df8"/>
    </style:style>
    <style:style style:name="P20" style:family="paragraph" style:parent-style-name="Standard">
      <style:text-properties officeooo:rsid="001fa19e" officeooo:paragraph-rsid="001a5e87"/>
    </style:style>
    <style:style style:name="P21" style:family="paragraph" style:parent-style-name="Standard">
      <style:text-properties officeooo:rsid="001fa19e" officeooo:paragraph-rsid="001fa19e"/>
    </style:style>
    <style:style style:name="T1" style:family="text">
      <style:text-properties officeooo:rsid="0016023c"/>
    </style:style>
    <style:style style:name="T2" style:family="text">
      <style:text-properties officeooo:rsid="001707c1"/>
    </style:style>
    <style:style style:name="T3" style:family="text">
      <style:text-properties officeooo:rsid="0017b3ae"/>
    </style:style>
    <style:style style:name="T4" style:family="text">
      <style:text-properties officeooo:rsid="00190f7c"/>
    </style:style>
    <style:style style:name="T5" style:family="text">
      <style:text-properties officeooo:rsid="001a5e87"/>
    </style:style>
    <style:style style:name="T6" style:family="text">
      <style:text-properties officeooo:rsid="001a82a3"/>
    </style:style>
    <style:style style:name="T7" style:family="text">
      <style:text-properties officeooo:rsid="001b0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ndent (имею ввиду currentIndent) это подходящее сокращение?</text:p>
      <text:p text:style-name="P17"/>
      <text:p text:style-name="P17">Можно ди сделать вот такое обобщение:</text:p>
      <text:p text:style-name="P18">const prefix = `${indent.repeat(depth)}${actionPrefix}`;</text:p>
      <text:p text:style-name="P17">Затем уже собирать строку </text:p>
      <text:p text:style-name="P18">const row = `${prefix}${diffNode.key}: ${value}`;</text:p>
      <text:p text:style-name="P17"/>
      <text:p text:style-name="P3">Допустим: </text:p>
      <text:p text:style-name="P3"/>
      <text:p text:style-name="P9"><text:span text:style-name="T1">* ( </text:span><text:span text:style-name="T2">звездочка</text:span><text:span text:style-name="T1"> ) это пробел.</text:span></text:p>
      <text:p text:style-name="P3"><text:span text:style-name="T3"># </text:span><text:span text:style-name="T2">(</text:span><text:span text:style-name="T3">решетка</text:span><text:span text:style-name="T2">) это префикс для nested</text:span></text:p>
      <text:p text:style-name="P5">‘+_‘ это префикс для added</text:p>
      <text:p text:style-name="P6">‘-_’ это префикс для <text:span text:style-name="T3">removed</text:span></text:p>
      <text:p text:style-name="P15"><text:span text:style-name="T2">‘</text:span><text:span text:style-name="T5">^^</text:span><text:span text:style-name="T2">’ это префикс для </text:span><text:span text:style-name="T5">unchanged</text:span></text:p>
      <text:p text:style-name="P2"/>
      <text:p text:style-name="P4"><text:span text:style-name="T2">Когда </text:span><text:span text:style-name="T1">через root я погружаюсь на 1 уровень глубже, получается так<text:line-break/></text:span><text:span text:style-name="T3">отступ 2 пробела</text:span></text:p>
      <text:p text:style-name="P4"/>
      <text:p text:style-name="P5">{</text:p>
      <text:p text:style-name="P5">**##common: {</text:p>
      <text:p text:style-name="P5"/>
      <text:p text:style-name="P10">Далее <text:s/><text:span text:style-name="T1">через </text:span>nested<text:span text:style-name="T1"> я погружаюсь </text:span>еще<text:span text:style-name="T1"> на 1 уровень глубже</text:span></text:p>
      <text:p text:style-name="P10">отступ 4 пробела<text:span text:style-name="T1">:</text:span></text:p>
      <text:p text:style-name="P10"/>
      <text:p text:style-name="P5">****??+_follow: false</text:p>
      <text:p text:style-name="P5"/>
      <text:p text:style-name="P10">Затем еще на 1 уровень глубже через nested:</text:p>
      <text:p text:style-name="P10">отступ 6 пробела</text:p>
      <text:p text:style-name="P10"/>
      <text:p text:style-name="P5">****??<text:span text:style-name="T3">+-setting6: {</text:span></text:p>
      <text:p text:style-name="P10">******????##doge: {</text:p>
      <text:p text:style-name="P10"/>
      <text:p text:style-name="P10">Затем еще на 1 уровень глубже через nested:</text:p>
      <text:p text:style-name="P10">отступ 8 пробелов:</text:p>
      <text:p text:style-name="P10"/>
      <text:p text:style-name="P10">********??????-_wow:</text:p>
      <text:p text:style-name="P10">********??????+_wow: so much</text:p>
      <text:p text:style-name="P10"/>
      <text:p text:style-name="P10">итоге:</text:p>
      <text:p text:style-name="P10"/>
      <text:p text:style-name="P6">{</text:p>
      <text:p text:style-name="P6">**##common: { // <text:span text:style-name="T4">2</text:span></text:p>
      <text:p text:style-name="P6">****??+_follow: false // <text:span text:style-name="T4">6</text:span></text:p>
      <text:p text:style-name="P6">****??<text:span text:style-name="T3">+-setting6: { // </text:span><text:span text:style-name="T4">6</text:span></text:p>
      <text:p text:style-name="P10">******????##doge: { // <text:span text:style-name="T4">10</text:span></text:p>
      <text:p text:style-name="P10">********??????-_wow: // <text:span text:style-name="T4">14</text:span></text:p>
      <text:p text:style-name="P10">********??????+_wow: so much // <text:span text:style-name="T4">14</text:span></text:p>
      <text:p text:style-name="P10"/>
      <text:p text:style-name="P14">везде + 4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7">{ // <text:span text:style-name="T6">0</text:span></text:p>
      <text:p text:style-name="P7">**##common: { // <text:span text:style-name="T4">2</text:span></text:p>
      <text:p text:style-name="P7">****??+_follow: false // <text:span text:style-name="T4">6</text:span></text:p>
      <text:p text:style-name="P7">****??<text:span text:style-name="T3">+-setting6: { // </text:span><text:span text:style-name="T4">6</text:span></text:p>
      <text:p text:style-name="P11">******????##doge: { // <text:span text:style-name="T4">10</text:span></text:p>
      <text:p text:style-name="P11">********??????-_wow: // <text:span text:style-name="T4">14</text:span></text:p>
      <text:p text:style-name="P11">********??????+_wow: so much // <text:span text:style-name="T4">14</text:span></text:p>
      <text:p text:style-name="P12">******????##<text:span text:style-name="T6">} // </text:span><text:span text:style-name="T7">10</text:span></text:p>
      <text:p text:style-name="P8">****??<text:span text:style-name="T3">+-</text:span><text:span text:style-name="T6">} // </text:span><text:span text:style-name="T7">6</text:span></text:p>
      <text:p text:style-name="P8">**##<text:span text:style-name="T7">} // 2</text:span></text:p>
      <text:p text:style-name="P11">**<text:span text:style-name="T5">+_group3: { // </text:span><text:span text:style-name="T6">2</text:span></text:p>
      <text:p text:style-name="P15"><text:span text:style-name="T3">****??</text:span><text:span text:style-name="T5">^^deep: { // </text:span><text:span text:style-name="T6">6</text:span></text:p>
      <text:p text:style-name="P15">******????<text:span text:style-name="T5">^^id: { // </text:span><text:span text:style-name="T6">10</text:span></text:p>
      <text:p text:style-name="P15">********??????<text:span text:style-name="T5">^^number: 45 // </text:span><text:span text:style-name="T6">14</text:span></text:p>
      <text:p text:style-name="P15">******????<text:span text:style-name="T6">^^</text:span><text:span text:style-name="T5">} // </text:span><text:span text:style-name="T6">10</text:span></text:p>
      <text:p text:style-name="P15"><text:span text:style-name="T3">****??</text:span><text:span text:style-name="T6">^^</text:span><text:span text:style-name="T5">} // </text:span><text:span text:style-name="T6">6</text:span></text:p>
      <text:p text:style-name="P11">**??<text:span text:style-name="T5">} // </text:span><text:span text:style-name="T6">2</text:span></text:p>
      <text:p text:style-name="P16">} // <text:span text:style-name="T6">0</text:span></text:p>
      <text:p text:style-name="P16"/>
      <text:p text:style-name="P11"/>
      <text:p text:style-name="P11">0 – 2 – 6 – <text:span text:style-name="T7">10 – 14 </text:span></text:p>
      <text:p text:style-name="P11"/>
      <text:p text:style-name="P11">***********************************</text:p>
      <text:p text:style-name="P19">* <text:s/>0 – 1 – 3 – 5 – 7 <text:s/>// root + 1, nested + 2 <text:s/>*</text:p>
      <text:p text:style-name="P13">***********************************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3:28:51.456425363</meta:creation-date>
    <dc:date>2021-01-11T02:11:13.932805781</dc:date>
    <meta:editing-duration>PT21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56" meta:word-count="230" meta:character-count="1434" meta:non-whitespace-character-count="1245"/>
  </office:meta>
</office:document-meta>
</file>